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1ce" officeooo:paragraph-rsid="00080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a dele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9:39:12.933680140</meta:creation-date>
    <dc:date>2023-09-28T09:39:22.722940211</dc:date>
    <meta:editing-duration>PT10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3.7.2$Linux_X86_64 LibreOffice_project/30$Build-2</meta:generator>
  </office:meta>
</office:document-meta>
</file>